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180.62mm" svg:height="103.18mm" svg:x="316.36mm" svg:y="0mm">
            <loext:p draw:notify-on-update-of-ranges="Arkusz1.I4:Arkusz1.M4 Arkusz1.I5:Arkusz1.M5 Arkusz1.I4:Arkusz1.M4 Arkusz1.I6:Arkusz1.M6 Arkusz1.I4:Arkusz1.M4 Arkusz1.I7:Arkusz1.M7 Arkusz1.I4:Arkusz1.M4 Arkusz1.I8:Arkusz1.M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0.35mm" svg:height="104mm" svg:x="316.09mm" svg:y="108.62mm">
            <loext:p draw:notify-on-update-of-ranges="Arkusz1.I15:Arkusz1.M15 Arkusz1.I16:Arkusz1.M16 Arkusz1.I15:Arkusz1.M15 Arkusz1.I17:Arkusz1.M17 Arkusz1.I15:Arkusz1.M15 Arkusz1.I18:Arkusz1.M18 Arkusz1.I15:Arkusz1.M15 Arkusz1.I19:Arkusz1.M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Macierz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$B$3]*[.E25]" office:value-type="float" office:value="0.128" calcext:value-type="float">
            <text:p>0,128</text:p>
          </table:table-cell>
          <table:table-cell table:formula="of:=[.$B$3]*[.F25]" office:value-type="float" office:value="0.042" calcext:value-type="float">
            <text:p>0,042</text:p>
          </table:table-cell>
          <table:table-cell/>
          <table:table-cell table:style-name="ce7" office:value-type="string" calcext:value-type="string" table:number-columns-spanned="6" table:number-rows-spanned="2">
            <text:p>Lista sąsiadów</text:p>
          </table:table-cell>
          <table:covered-table-cell table:number-columns-repeated="5" table:style-name="ce9"/>
        </table:table-row>
        <table:table-row table:style-name="ro1">
          <table:table-cell office:value-type="string" calcext:value-type="string">
            <text:p>wspolczynnik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[.$B$3]*[.E26]" office:value-type="float" office:value="0.383" calcext:value-type="float">
            <text:p>0,383</text:p>
          </table:table-cell>
          <table:table-cell table:formula="of:=[.$B$3]*[.F26]" office:value-type="float" office:value="0.099" calcext:value-type="float">
            <text:p>0,099</text:p>
          </table:table-cell>
          <table:table-cell/>
          <table:covered-table-cell table:style-name="ce7"/>
          <table:covered-table-cell table:number-columns-repeated="5" table:style-name="ce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formula="of:=[.$B$3]*[.E27]" office:value-type="float" office:value="0.755" calcext:value-type="float">
            <text:p>0,755</text:p>
          </table:table-cell>
          <table:table-cell table:formula="of:=[.$B$3]*[.F27]" office:value-type="float" office:value="0.113" calcext:value-type="float">
            <text:p>0,113</text:p>
          </table:table-cell>
          <table:table-cell/>
          <table:table-cell table:style-name="ce8" office:value-type="string" calcext:value-type="string">
            <text:p>E \ V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formula="of:=[.$B$3]*[.E28]" office:value-type="float" office:value="0.913" calcext:value-type="float">
            <text:p>0,913</text:p>
          </table:table-cell>
          <table:table-cell table:formula="of:=[.$B$3]*[.F28]" office:value-type="float" office:value="0.145" calcext:value-type="float">
            <text:p>0,145</text:p>
          </table:table-cell>
          <table:table-cell/>
          <table:table-cell table:style-name="ce9" office:value-type="float" office:value="25" calcext:value-type="float">
            <text:p>25</text:p>
          </table:table-cell>
          <table:table-cell table:style-name="ce9" table:formula="of:=[.E2]" office:value-type="float" office:value="0.128" calcext:value-type="float">
            <text:p>0,128</text:p>
          </table:table-cell>
          <table:table-cell table:style-name="ce9" table:formula="of:=[.E6]" office:value-type="float" office:value="1.313" calcext:value-type="float">
            <text:p>1,313</text:p>
          </table:table-cell>
          <table:table-cell table:style-name="ce9" table:formula="of:=[.E10]" office:value-type="float" office:value="5.462" calcext:value-type="float">
            <text:p>5,462</text:p>
          </table:table-cell>
          <table:table-cell table:style-name="ce9" table:formula="of:=[.E14]" office:value-type="float" office:value="15.29" calcext:value-type="float">
            <text:p>15,29</text:p>
          </table:table-cell>
          <table:table-cell table:style-name="ce9" table:formula="of:=[.E18]" office:value-type="float" office:value="34.407" calcext:value-type="float">
            <text:p>34,407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[.$B$3]*[.E29]" office:value-type="float" office:value="1.313" calcext:value-type="float">
            <text:p>1,313</text:p>
          </table:table-cell>
          <table:table-cell table:formula="of:=[.$B$3]*[.F29]" office:value-type="float" office:value="0.287" calcext:value-type="float">
            <text:p>0,287</text:p>
          </table:table-cell>
          <table:table-cell/>
          <table:table-cell table:style-name="ce9" office:value-type="float" office:value="50" calcext:value-type="float">
            <text:p>50</text:p>
          </table:table-cell>
          <table:table-cell table:style-name="ce9" table:formula="of:=[.E3]" office:value-type="float" office:value="0.383" calcext:value-type="float">
            <text:p>0,383</text:p>
          </table:table-cell>
          <table:table-cell table:style-name="ce9" table:formula="of:=[.E7]" office:value-type="float" office:value="3.711" calcext:value-type="float">
            <text:p>3,711</text:p>
          </table:table-cell>
          <table:table-cell table:style-name="ce9" table:formula="of:=[.E11]" office:value-type="float" office:value="16.438" calcext:value-type="float">
            <text:p>16,438</text:p>
          </table:table-cell>
          <table:table-cell table:style-name="ce9" table:formula="of:=[.E15]" office:value-type="float" office:value="48.698" calcext:value-type="float">
            <text:p>48,698</text:p>
          </table:table-cell>
          <table:table-cell table:style-name="ce9" table:formula="of:=[.E19]" office:value-type="float" office:value="111.174" calcext:value-type="float">
            <text:p>111,174</text:p>
          </table:table-cell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$B$3]*[.E30]" office:value-type="float" office:value="3.711" calcext:value-type="float">
            <text:p>3,711</text:p>
          </table:table-cell>
          <table:table-cell table:formula="of:=[.$B$3]*[.F30]" office:value-type="float" office:value="0.566" calcext:value-type="float">
            <text:p>0,566</text:p>
          </table:table-cell>
          <table:table-cell/>
          <table:table-cell table:style-name="ce9" office:value-type="float" office:value="75" calcext:value-type="float">
            <text:p>75</text:p>
          </table:table-cell>
          <table:table-cell table:style-name="ce9" table:formula="of:=[.E4]" office:value-type="float" office:value="0.755" calcext:value-type="float">
            <text:p>0,755</text:p>
          </table:table-cell>
          <table:table-cell table:style-name="ce9" table:formula="of:=[.E8]" office:value-type="float" office:value="7.269" calcext:value-type="float">
            <text:p>7,269</text:p>
          </table:table-cell>
          <table:table-cell table:style-name="ce9" table:formula="of:=[.E12]" office:value-type="float" office:value="32.809" calcext:value-type="float">
            <text:p>32,809</text:p>
          </table:table-cell>
          <table:table-cell table:style-name="ce9" table:formula="of:=[.E16]" office:value-type="float" office:value="97.747" calcext:value-type="float">
            <text:p>97,747</text:p>
          </table:table-cell>
          <table:table-cell table:style-name="ce9" table:formula="of:=[.E20]" office:value-type="float" office:value="316.47" calcext:value-type="float">
            <text:p>316,47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table:formula="of:=[.$B$3]*[.E31]" office:value-type="float" office:value="7.269" calcext:value-type="float">
            <text:p>7,269</text:p>
          </table:table-cell>
          <table:table-cell table:formula="of:=[.$B$3]*[.F31]" office:value-type="float" office:value="0.839" calcext:value-type="float">
            <text:p>0,839</text:p>
          </table:table-cell>
          <table:table-cell/>
          <table:table-cell table:style-name="ce9" office:value-type="float" office:value="99" calcext:value-type="float">
            <text:p>99</text:p>
          </table:table-cell>
          <table:table-cell table:style-name="ce9" table:formula="of:=[.E5]" office:value-type="float" office:value="0.913" calcext:value-type="float">
            <text:p>0,913</text:p>
          </table:table-cell>
          <table:table-cell table:style-name="ce9" table:formula="of:=[.E9]" office:value-type="float" office:value="12.005" calcext:value-type="float">
            <text:p>12,005</text:p>
          </table:table-cell>
          <table:table-cell table:style-name="ce9" table:formula="of:=[.E13]" office:value-type="float" office:value="56.616" calcext:value-type="float">
            <text:p>56,616</text:p>
          </table:table-cell>
          <table:table-cell table:style-name="ce9" table:formula="of:=[.E17]" office:value-type="float" office:value="164.719" calcext:value-type="float">
            <text:p>164,719</text:p>
          </table:table-cell>
          <table:table-cell table:style-name="ce9" table:formula="of:=[.E21]" office:value-type="float" office:value="426.331" calcext:value-type="float">
            <text:p>426,331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formula="of:=[.$B$3]*[.E32]" office:value-type="float" office:value="12.005" calcext:value-type="float">
            <text:p>12,005</text:p>
          </table:table-cell>
          <table:table-cell table:formula="of:=[.$B$3]*[.F32]" office:value-type="float" office:value="1.18" calcext:value-type="float">
            <text:p>1,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$B$3]*[.E33]" office:value-type="float" office:value="5.462" calcext:value-type="float">
            <text:p>5,462</text:p>
          </table:table-cell>
          <table:table-cell table:formula="of:=[.$B$3]*[.F33]" office:value-type="float" office:value="0.986" calcext:value-type="float">
            <text:p>0,9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$B$3]*[.E34]" office:value-type="float" office:value="16.438" calcext:value-type="float">
            <text:p>16,438</text:p>
          </table:table-cell>
          <table:table-cell table:formula="of:=[.$B$3]*[.F34]" office:value-type="float" office:value="1.921" calcext:value-type="float">
            <text:p>1,9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$B$3]*[.E35]" office:value-type="float" office:value="32.809" calcext:value-type="float">
            <text:p>32,809</text:p>
          </table:table-cell>
          <table:table-cell table:formula="of:=[.$B$3]*[.F35]" office:value-type="float" office:value="2.833" calcext:value-type="float">
            <text:p>2,8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formula="of:=[.$B$3]*[.E36]" office:value-type="float" office:value="56.616" calcext:value-type="float">
            <text:p>56,616</text:p>
          </table:table-cell>
          <table:table-cell table:formula="of:=[.$B$3]*[.F36]" office:value-type="float" office:value="3.746" calcext:value-type="float">
            <text:p>3,746</text:p>
          </table:table-cell>
          <table:table-cell/>
          <table:table-cell table:style-name="ce7" office:value-type="string" calcext:value-type="string" table:number-columns-spanned="6" table:number-rows-spanned="2">
            <text:p>Macierz sąsiedztwa</text:p>
          </table:table-cell>
          <table:covered-table-cell table:number-columns-repeated="5" table:style-name="ce9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[.$B$3]*[.E37]" office:value-type="float" office:value="15.29" calcext:value-type="float">
            <text:p>15,29</text:p>
          </table:table-cell>
          <table:table-cell table:formula="of:=[.$B$3]*[.F37]" office:value-type="float" office:value="2.273" calcext:value-type="float">
            <text:p>2,273</text:p>
          </table:table-cell>
          <table:table-cell/>
          <table:covered-table-cell table:style-name="ce7" office:value-type="string" calcext:value-type="string">
            <text:p>Macierz sąsiedztwa</text:p>
          </table:covered-table-cell>
          <table:covered-table-cell table:number-columns-repeated="5" table:style-name="ce9"/>
        </table:table-row>
        <table:table-row table:style-name="ro1">
          <table:table-cell table:number-columns-repeated="2"/>
          <table:table-cell table:number-columns-repeated="2" office:value-type="float" office:value="50" calcext:value-type="float">
            <text:p>50</text:p>
          </table:table-cell>
          <table:table-cell table:formula="of:=[.$B$3]*[.E38]" office:value-type="float" office:value="48.698" calcext:value-type="float">
            <text:p>48,698</text:p>
          </table:table-cell>
          <table:table-cell table:formula="of:=[.$B$3]*[.F38]" office:value-type="float" office:value="4.484" calcext:value-type="float">
            <text:p>4,484</text:p>
          </table:table-cell>
          <table:table-cell/>
          <table:table-cell table:style-name="ce8" office:value-type="string" calcext:value-type="string">
            <text:p>E \ V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formula="of:=[.$B$3]*[.E39]" office:value-type="float" office:value="97.747" calcext:value-type="float">
            <text:p>97,747</text:p>
          </table:table-cell>
          <table:table-cell table:formula="of:=[.$B$3]*[.F39]" office:value-type="float" office:value="6.66" calcext:value-type="float">
            <text:p>6,66</text:p>
          </table:table-cell>
          <table:table-cell/>
          <table:table-cell table:style-name="ce9" office:value-type="float" office:value="25" calcext:value-type="float">
            <text:p>25</text:p>
          </table:table-cell>
          <table:table-cell table:style-name="ce9" table:formula="of:=[.F2]" office:value-type="float" office:value="0.042" calcext:value-type="float">
            <text:p>0,042</text:p>
          </table:table-cell>
          <table:table-cell table:style-name="ce9" table:formula="of:=[.F6]" office:value-type="float" office:value="0.287" calcext:value-type="float">
            <text:p>0,287</text:p>
          </table:table-cell>
          <table:table-cell table:style-name="ce9" table:formula="of:=[.F10]" office:value-type="float" office:value="0.986" calcext:value-type="float">
            <text:p>0,986</text:p>
          </table:table-cell>
          <table:table-cell table:style-name="ce9" table:formula="of:=[.F14]" office:value-type="float" office:value="2.273" calcext:value-type="float">
            <text:p>2,273</text:p>
          </table:table-cell>
          <table:table-cell table:style-name="ce9" table:formula="of:=[.F18]" office:value-type="float" office:value="4.345" calcext:value-type="float">
            <text:p>4,345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table:formula="of:=[.$B$3]*[.E40]" office:value-type="float" office:value="164.719" calcext:value-type="float">
            <text:p>164,719</text:p>
          </table:table-cell>
          <table:table-cell table:formula="of:=[.$B$3]*[.F40]" office:value-type="float" office:value="8.84" calcext:value-type="float">
            <text:p>8,84</text:p>
          </table:table-cell>
          <table:table-cell/>
          <table:table-cell table:style-name="ce9" office:value-type="float" office:value="50" calcext:value-type="float">
            <text:p>50</text:p>
          </table:table-cell>
          <table:table-cell table:style-name="ce9" table:formula="of:=[.F3]" office:value-type="float" office:value="0.099" calcext:value-type="float">
            <text:p>0,099</text:p>
          </table:table-cell>
          <table:table-cell table:style-name="ce9" table:formula="of:=[.F7]" office:value-type="float" office:value="0.566" calcext:value-type="float">
            <text:p>0,566</text:p>
          </table:table-cell>
          <table:table-cell table:style-name="ce9" table:formula="of:=[.F11]" office:value-type="float" office:value="1.921" calcext:value-type="float">
            <text:p>1,921</text:p>
          </table:table-cell>
          <table:table-cell table:style-name="ce9" table:formula="of:=[.F15]" office:value-type="float" office:value="4.484" calcext:value-type="float">
            <text:p>4,484</text:p>
          </table:table-cell>
          <table:table-cell table:style-name="ce9" table:formula="of:=[.F19]" office:value-type="float" office:value="8.695" calcext:value-type="float">
            <text:p>8,695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$B$3]*[.E41]" office:value-type="float" office:value="34.407" calcext:value-type="float">
            <text:p>34,407</text:p>
          </table:table-cell>
          <table:table-cell table:formula="of:=[.$B$3]*[.F41]" office:value-type="float" office:value="4.345" calcext:value-type="float">
            <text:p>4,345</text:p>
          </table:table-cell>
          <table:table-cell/>
          <table:table-cell table:style-name="ce9" office:value-type="float" office:value="75" calcext:value-type="float">
            <text:p>75</text:p>
          </table:table-cell>
          <table:table-cell table:style-name="ce9" table:formula="of:=[.F4]" office:value-type="float" office:value="0.113" calcext:value-type="float">
            <text:p>0,113</text:p>
          </table:table-cell>
          <table:table-cell table:style-name="ce9" table:formula="of:=[.F8]" office:value-type="float" office:value="0.839" calcext:value-type="float">
            <text:p>0,839</text:p>
          </table:table-cell>
          <table:table-cell table:style-name="ce9" table:formula="of:=[.F12]" office:value-type="float" office:value="2.833" calcext:value-type="float">
            <text:p>2,833</text:p>
          </table:table-cell>
          <table:table-cell table:style-name="ce9" table:formula="of:=[.F16]" office:value-type="float" office:value="6.66" calcext:value-type="float">
            <text:p>6,66</text:p>
          </table:table-cell>
          <table:table-cell table:style-name="ce9" table:formula="of:=[.F20]" office:value-type="float" office:value="13.598" calcext:value-type="float">
            <text:p>13,598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$B$3]*[.E42]" office:value-type="float" office:value="111.174" calcext:value-type="float">
            <text:p>111,174</text:p>
          </table:table-cell>
          <table:table-cell table:formula="of:=[.$B$3]*[.F42]" office:value-type="float" office:value="8.695" calcext:value-type="float">
            <text:p>8,695</text:p>
          </table:table-cell>
          <table:table-cell/>
          <table:table-cell table:style-name="ce9" office:value-type="float" office:value="99" calcext:value-type="float">
            <text:p>99</text:p>
          </table:table-cell>
          <table:table-cell table:style-name="ce9" table:formula="of:=[.F5]" office:value-type="float" office:value="0.145" calcext:value-type="float">
            <text:p>0,145</text:p>
          </table:table-cell>
          <table:table-cell table:style-name="ce9" table:formula="of:=[.F9]" office:value-type="float" office:value="1.18" calcext:value-type="float">
            <text:p>1,18</text:p>
          </table:table-cell>
          <table:table-cell table:style-name="ce9" table:formula="of:=[.F13]" office:value-type="float" office:value="3.746" calcext:value-type="float">
            <text:p>3,746</text:p>
          </table:table-cell>
          <table:table-cell table:style-name="ce9" table:formula="of:=[.F17]" office:value-type="float" office:value="8.84" calcext:value-type="float">
            <text:p>8,84</text:p>
          </table:table-cell>
          <table:table-cell table:style-name="ce9" table:formula="of:=[.F21]" office:value-type="float" office:value="17.313" calcext:value-type="float">
            <text:p>17,313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formula="of:=[.$B$3]*[.E43]" office:value-type="float" office:value="316.47" calcext:value-type="float">
            <text:p>316,47</text:p>
          </table:table-cell>
          <table:table-cell table:formula="of:=[.$B$3]*[.F43]" office:value-type="float" office:value="13.598" calcext:value-type="float">
            <text:p>13,5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formula="of:=[.$B$3]*[.E44]" office:value-type="float" office:value="426.331" calcext:value-type="float">
            <text:p>426,331</text:p>
          </table:table-cell>
          <table:table-cell table:formula="of:=[.$B$3]*[.F44]" office:value-type="float" office:value="17.313" calcext:value-type="float">
            <text:p>17,313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4"/>
          <table:table-cell table:style-name="ce1" office:value-type="float" office:value="0.000128" calcext:value-type="float">
            <text:p>0,000128</text:p>
          </table:table-cell>
          <table:table-cell table:style-name="ce4" office:value-type="float" office:value="0.000042" calcext:value-type="float">
            <text:p>0,000042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383" calcext:value-type="float">
            <text:p>0,000383</text:p>
          </table:table-cell>
          <table:table-cell table:style-name="ce5" office:value-type="float" office:value="0.000099" calcext:value-type="float">
            <text:p>0,000099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755" calcext:value-type="float">
            <text:p>0,000755</text:p>
          </table:table-cell>
          <table:table-cell table:style-name="ce5" office:value-type="float" office:value="0.000113" calcext:value-type="float">
            <text:p>0,00011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913" calcext:value-type="float">
            <text:p>0,000913</text:p>
          </table:table-cell>
          <table:table-cell table:style-name="ce5" office:value-type="float" office:value="0.000145" calcext:value-type="float">
            <text:p>0,00014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1313" calcext:value-type="float">
            <text:p>0,001313</text:p>
          </table:table-cell>
          <table:table-cell table:style-name="ce5" office:value-type="float" office:value="0.000287" calcext:value-type="float">
            <text:p>0,000287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3711" calcext:value-type="float">
            <text:p>0,003711</text:p>
          </table:table-cell>
          <table:table-cell table:style-name="ce5" office:value-type="float" office:value="0.000566" calcext:value-type="float">
            <text:p>0,00056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7269" calcext:value-type="float">
            <text:p>0,007269</text:p>
          </table:table-cell>
          <table:table-cell table:style-name="ce5" office:value-type="float" office:value="0.000839" calcext:value-type="float">
            <text:p>0,000839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12005" calcext:value-type="float">
            <text:p>0,012005</text:p>
          </table:table-cell>
          <table:table-cell table:style-name="ce5" office:value-type="float" office:value="0.00118" calcext:value-type="float">
            <text:p>0,00118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5462" calcext:value-type="float">
            <text:p>0,005462</text:p>
          </table:table-cell>
          <table:table-cell table:style-name="ce5" office:value-type="float" office:value="0.000986" calcext:value-type="float">
            <text:p>0,00098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16438" calcext:value-type="float">
            <text:p>0,016438</text:p>
          </table:table-cell>
          <table:table-cell table:style-name="ce5" office:value-type="float" office:value="0.001921" calcext:value-type="float">
            <text:p>0,001921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32809" calcext:value-type="float">
            <text:p>0,032809</text:p>
          </table:table-cell>
          <table:table-cell table:style-name="ce5" office:value-type="float" office:value="0.002833" calcext:value-type="float">
            <text:p>0,00283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56616" calcext:value-type="float">
            <text:p>0,056616</text:p>
          </table:table-cell>
          <table:table-cell table:style-name="ce5" office:value-type="float" office:value="0.003746" calcext:value-type="float">
            <text:p>0,00374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1529" calcext:value-type="float">
            <text:p>0,01529</text:p>
          </table:table-cell>
          <table:table-cell table:style-name="ce5" office:value-type="float" office:value="0.002273" calcext:value-type="float">
            <text:p>0,00227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48698" calcext:value-type="float">
            <text:p>0,048698</text:p>
          </table:table-cell>
          <table:table-cell table:style-name="ce5" office:value-type="float" office:value="0.004484" calcext:value-type="float">
            <text:p>0,004484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97747" calcext:value-type="float">
            <text:p>0,097747</text:p>
          </table:table-cell>
          <table:table-cell table:style-name="ce5" office:value-type="float" office:value="0.00666" calcext:value-type="float">
            <text:p>0,0066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164719" calcext:value-type="float">
            <text:p>0,164719</text:p>
          </table:table-cell>
          <table:table-cell table:style-name="ce5" office:value-type="float" office:value="0.00884" calcext:value-type="float">
            <text:p>0,00884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34407" calcext:value-type="float">
            <text:p>0,034407</text:p>
          </table:table-cell>
          <table:table-cell table:style-name="ce5" office:value-type="float" office:value="0.004345" calcext:value-type="float">
            <text:p>0,00434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111174" calcext:value-type="float">
            <text:p>0,111174</text:p>
          </table:table-cell>
          <table:table-cell table:style-name="ce5" office:value-type="float" office:value="0.008695" calcext:value-type="float">
            <text:p>0,00869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31647" calcext:value-type="float">
            <text:p>0,31647</text:p>
          </table:table-cell>
          <table:table-cell table:style-name="ce5" office:value-type="float" office:value="0.013598" calcext:value-type="float">
            <text:p>0,013598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float" office:value="0.426331" calcext:value-type="float">
            <text:p>0,426331</text:p>
          </table:table-cell>
          <table:table-cell table:style-name="ce6" office:value-type="float" office:value="0.017313" calcext:value-type="float">
            <text:p>0,01731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9">00.00.0000</text:date>, <text:time style:data-style-name="N2" text:time-value="19:10:40.22332203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7:52:09.553455018</meta:creation-date>
    <meta:generator>LibreOffice/5.1.6.2$Linux_X86_64 LibreOffice_project/10m0$Build-2</meta:generator>
    <dc:date>2019-06-09T19:14:33.542719580</dc:date>
    <meta:editing-duration>PT28M53S</meta:editing-duration>
    <meta:editing-cycles>9</meta:editing-cycles>
    <meta:document-statistic meta:table-count="1" meta:cell-count="18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063cm" svg:height="10.319cm" xlink:href=".." xlink:type="simple" chart:class="chart:scatter" chart:style-name="ch1">
        <chart:title svg:x="1.195cm" svg:y="0.342cm" chart:style-name="ch2">
          <text:p>Zależność czasu wykonania algorytmu Bellmana-Forda od ilości wierzchołków</text:p>
        </chart:title>
        <chart:subtitle svg:x="7.678cm" svg:y="1.327cm" chart:style-name="ch3">
          <text:p>Lista sąsiadów</text:p>
        </chart:subtitle>
        <chart:legend chart:legend-position="end" svg:x="14.179cm" svg:y="4.113cm" style:legend-expansion="high" chart:style-name="ch4"/>
        <chart:plot-area chart:style-name="ch5" table:cell-range-address="Arkusz1.I4:Arkusz1.M8" chart:data-source-has-labels="row" svg:x="1.372cm" svg:y="2.216cm" svg:width="12.446cm" svg:height="6.916cm">
          <chartooo:coordinate-region svg:x="2.179cm" svg:y="2.415cm" svg:width="11.36cm" svg:height="6.07cm"/>
          <chart:axis chart:dimension="x" chart:name="primary-x" chart:style-name="ch6">
            <chart:title svg:x="6.188cm" svg:y="9.338cm" chart:style-name="ch7">
              <text:p>Ilość wierzchołków</text:p>
            </chart:title>
          </chart:axis>
          <chart:axis chart:dimension="y" chart:name="primary-y" chart:style-name="ch6">
            <chart:title svg:x="0.451cm" svg:y="6.432cm" chart:style-name="ch8">
              <text:p>Czas [ms]</text:p>
            </chart:title>
            <chart:grid chart:style-name="ch9" chart:class="major"/>
          </chart:axis>
          <chart:series chart:style-name="ch10" chart:values-cell-range-address="Arkusz1.I5:Arkusz1.M5" loext:label-string="&quot;Zapełnienie 25%&quot;" chart:class="chart:scatter">
            <chart:domain table:cell-range-address="Arkusz1.I4:Arkusz1.M4"/>
            <chart:data-point chart:repeated="5"/>
          </chart:series>
          <chart:series chart:style-name="ch11" chart:values-cell-range-address="Arkusz1.I6:Arkusz1.M6" loext:label-string="&quot;Zapełnienie 50%&quot;" chart:class="chart:scatter">
            <chart:data-point chart:repeated="5"/>
          </chart:series>
          <chart:series chart:style-name="ch12" chart:values-cell-range-address="Arkusz1.I7:Arkusz1.M7" loext:label-string="&quot;Zapełnienie 75%&quot;" chart:class="chart:scatter">
            <chart:data-point chart:repeated="5"/>
          </chart:series>
          <chart:series chart:style-name="ch13" chart:values-cell-range-address="Arkusz1.I8:Arkusz1.M8" loext:label-string="&quot;Zapełnienie 99%&quot;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ersz 4</text:p>
              </table:table-cell>
              <table:table-cell office:value-type="string">
                <text:p>Zapełnienie 25%</text:p>
              </table:table-cell>
              <table:table-cell office:value-type="string">
                <text:p>Zapełnienie 50%</text:p>
              </table:table-cell>
              <table:table-cell office:value-type="string">
                <text:p>Zapełnienie 75%</text:p>
              </table:table-cell>
              <table:table-cell office:value-type="string">
                <text:p>Zapełnienie 99%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Arkusz1.I4:Arkusz1.M4</svg:desc>
                </draw:g>
              </table:table-cell>
              <table:table-cell office:value-type="float" office:value="0.128">
                <text:p>0.128</text:p>
                <draw:g>
                  <svg:desc>Arkusz1.I5:Arkusz1.M5</svg:desc>
                </draw:g>
              </table:table-cell>
              <table:table-cell office:value-type="float" office:value="0.383">
                <text:p>0.383</text:p>
                <draw:g>
                  <svg:desc>Arkusz1.I6:Arkusz1.M6</svg:desc>
                </draw:g>
              </table:table-cell>
              <table:table-cell office:value-type="float" office:value="0.755">
                <text:p>0.755</text:p>
                <draw:g>
                  <svg:desc>Arkusz1.I7:Arkusz1.M7</svg:desc>
                </draw:g>
              </table:table-cell>
              <table:table-cell office:value-type="float" office:value="0.913">
                <text:p>0.913</text:p>
                <draw:g>
                  <svg:desc>Arkusz1.I8:Arkusz1.M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.313">
                <text:p>1.313</text:p>
              </table:table-cell>
              <table:table-cell office:value-type="float" office:value="3.711">
                <text:p>3.711</text:p>
              </table:table-cell>
              <table:table-cell office:value-type="float" office:value="7.269">
                <text:p>7.269</text:p>
              </table:table-cell>
              <table:table-cell office:value-type="float" office:value="12.005">
                <text:p>12.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5.462">
                <text:p>5.462</text:p>
              </table:table-cell>
              <table:table-cell office:value-type="float" office:value="16.438">
                <text:p>16.438</text:p>
              </table:table-cell>
              <table:table-cell office:value-type="float" office:value="32.809">
                <text:p>32.809</text:p>
              </table:table-cell>
              <table:table-cell office:value-type="float" office:value="56.616">
                <text:p>56.6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15.29">
                <text:p>15.29</text:p>
              </table:table-cell>
              <table:table-cell office:value-type="float" office:value="48.698">
                <text:p>48.698</text:p>
              </table:table-cell>
              <table:table-cell office:value-type="float" office:value="97.747">
                <text:p>97.747</text:p>
              </table:table-cell>
              <table:table-cell office:value-type="float" office:value="164.719">
                <text:p>164.7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34.407">
                <text:p>34.407</text:p>
              </table:table-cell>
              <table:table-cell office:value-type="float" office:value="111.174">
                <text:p>111.174</text:p>
              </table:table-cell>
              <table:table-cell office:value-type="float" office:value="316.47">
                <text:p>316.47</text:p>
              </table:table-cell>
              <table:table-cell office:value-type="float" office:value="426.331">
                <text:p>426.3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036cm" svg:height="10.401cm" xlink:href=".." xlink:type="simple" chart:class="chart:scatter" chart:style-name="ch1">
        <chart:title svg:x="1.182cm" svg:y="0.344cm" chart:style-name="ch2">
          <text:p>Zależność czasu wykonania algorytmu Bellmana-Forda od ilości wierzchołków</text:p>
        </chart:title>
        <chart:subtitle svg:x="7.215cm" svg:y="1.331cm" chart:style-name="ch3">
          <text:p>Macierz sąsiedztwa</text:p>
        </chart:subtitle>
        <chart:legend chart:legend-position="end" svg:x="14.152cm" svg:y="4.154cm" style:legend-expansion="high" chart:style-name="ch4"/>
        <chart:plot-area chart:style-name="ch5" table:cell-range-address="Arkusz1.I15:Arkusz1.M19" chart:data-source-has-labels="row" svg:x="1.371cm" svg:y="2.222cm" svg:width="12.421cm" svg:height="6.99cm">
          <chartooo:coordinate-region svg:x="1.807cm" svg:y="2.421cm" svg:width="11.52cm" svg:height="6.144cm"/>
          <chart:axis chart:dimension="x" chart:name="primary-x" chart:style-name="ch6">
            <chart:title svg:x="6.174cm" svg:y="9.42cm" chart:style-name="ch7">
              <text:p>Ilość wierzchołków</text:p>
            </chart:title>
          </chart:axis>
          <chart:axis chart:dimension="y" chart:name="primary-y" chart:style-name="ch6">
            <chart:title svg:x="0.451cm" svg:y="6.475cm" chart:style-name="ch8">
              <text:p>Czas [ms]</text:p>
            </chart:title>
            <chart:grid chart:style-name="ch9" chart:class="major"/>
          </chart:axis>
          <chart:series chart:style-name="ch10" chart:values-cell-range-address="Arkusz1.I16:Arkusz1.M16" loext:label-string="&quot;Zapełnienie 25%&quot;" chart:class="chart:scatter">
            <chart:domain table:cell-range-address="Arkusz1.I15:Arkusz1.M15"/>
            <chart:data-point chart:repeated="5"/>
          </chart:series>
          <chart:series chart:style-name="ch11" chart:values-cell-range-address="Arkusz1.I17:Arkusz1.M17" loext:label-string="&quot;Zapełnienie 50%&quot;" chart:class="chart:scatter">
            <chart:data-point chart:repeated="5"/>
          </chart:series>
          <chart:series chart:style-name="ch12" chart:values-cell-range-address="Arkusz1.I18:Arkusz1.M18" loext:label-string="&quot;Zapełnienie 75%&quot;" chart:class="chart:scatter">
            <chart:data-point chart:repeated="5"/>
          </chart:series>
          <chart:series chart:style-name="ch13" chart:values-cell-range-address="Arkusz1.I19:Arkusz1.M19" loext:label-string="&quot;Zapełnienie 99%&quot;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ersz 15</text:p>
              </table:table-cell>
              <table:table-cell office:value-type="string">
                <text:p>Zapełnienie 25%</text:p>
              </table:table-cell>
              <table:table-cell office:value-type="string">
                <text:p>Zapełnienie 50%</text:p>
              </table:table-cell>
              <table:table-cell office:value-type="string">
                <text:p>Zapełnienie 75%</text:p>
              </table:table-cell>
              <table:table-cell office:value-type="string">
                <text:p>Zapełnienie 99%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Arkusz1.I15:Arkusz1.M15</svg:desc>
                </draw:g>
              </table:table-cell>
              <table:table-cell office:value-type="float" office:value="0.042">
                <text:p>0.042</text:p>
                <draw:g>
                  <svg:desc>Arkusz1.I16:Arkusz1.M16</svg:desc>
                </draw:g>
              </table:table-cell>
              <table:table-cell office:value-type="float" office:value="0.099">
                <text:p>0.099</text:p>
                <draw:g>
                  <svg:desc>Arkusz1.I17:Arkusz1.M17</svg:desc>
                </draw:g>
              </table:table-cell>
              <table:table-cell office:value-type="float" office:value="0.113">
                <text:p>0.113</text:p>
                <draw:g>
                  <svg:desc>Arkusz1.I18:Arkusz1.M18</svg:desc>
                </draw:g>
              </table:table-cell>
              <table:table-cell office:value-type="float" office:value="0.145">
                <text:p>0.145</text:p>
                <draw:g>
                  <svg:desc>Arkusz1.I19:Arkusz1.M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287">
                <text:p>0.287</text:p>
              </table:table-cell>
              <table:table-cell office:value-type="float" office:value="0.566">
                <text:p>0.566</text:p>
              </table:table-cell>
              <table:table-cell office:value-type="float" office:value="0.839">
                <text:p>0.83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986">
                <text:p>0.986</text:p>
              </table:table-cell>
              <table:table-cell office:value-type="float" office:value="1.921">
                <text:p>1.921</text:p>
              </table:table-cell>
              <table:table-cell office:value-type="float" office:value="2.833">
                <text:p>2.833</text:p>
              </table:table-cell>
              <table:table-cell office:value-type="float" office:value="3.746">
                <text:p>3.7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2.273">
                <text:p>2.273</text:p>
              </table:table-cell>
              <table:table-cell office:value-type="float" office:value="4.484">
                <text:p>4.484</text:p>
              </table:table-cell>
              <table:table-cell office:value-type="float" office:value="6.66">
                <text:p>6.66</text:p>
              </table:table-cell>
              <table:table-cell office:value-type="float" office:value="8.84">
                <text:p>8.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4.345">
                <text:p>4.345</text:p>
              </table:table-cell>
              <table:table-cell office:value-type="float" office:value="8.695">
                <text:p>8.695</text:p>
              </table:table-cell>
              <table:table-cell office:value-type="float" office:value="13.598">
                <text:p>13.598</text:p>
              </table:table-cell>
              <table:table-cell office:value-type="float" office:value="17.313">
                <text:p>17.3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